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apture P0.xx</text:p>
          </table:table-cell>
          <table:table-cell/>
          <table:table-cell office:value-type="string" calcext:value-type="string">
            <text:p>UART RX Py.xx Y</text:p>
          </table:table-cell>
          <table:table-cell office:value-type="string" calcext:value-type="string">
            <text:p>UART RX Py.xx X</text:p>
          </table:table-cell>
          <table:table-cell office:value-type="string" calcext:value-type="string">
            <text:p>UART RX Pinsel</text:p>
          </table:table-cell>
          <table:table-cell office:value-type="string" calcext:value-type="string">
            <text:p>UART TX Py.xx Y</text:p>
          </table:table-cell>
          <table:table-cell office:value-type="string" calcext:value-type="string">
            <text:p>UART TX Py.xx x</text:p>
          </table:table-cell>
          <table:table-cell office:value-type="string" calcext:value-type="string">
            <text:p>UART TX Pinse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2];32)" office:value-type="string" office:string-value="SD card" calcext:value-type="string">
            <text:p>SD c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3];32)" office:value-type="string" office:string-value="Red PWM LED" calcext:value-type="string">
            <text:p>Red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4];32)" office:value-type="string" office:string-value="Green PWM LED" calcext:value-type="string">
            <text:p>Green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5];32)" office:value-type="string" office:string-value="Blue PWM LED" calcext:value-type="string">
            <text:p>Blue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VLOOKUP([.$K6];[CapturePinCfg.$A$2:.$D$15];2;FALSE())" office:value-type="float" office:value="0" calcext:value-type="float">
            <text:p>0</text:p>
          </table:table-cell>
          <table:table-cell table:formula="of:=VLOOKUP([.$K6];[CapturePinCfg.$A$2:.$D$15];3;FALSE())" office:value-type="float" office:value="2" calcext:value-type="float">
            <text:p>2</text:p>
          </table:table-cell>
          <table:table-cell table:formula="of:=VLOOKUP([.$K6];[CapturePinCfg.$A$2:.$D$15];4;FALSE())*32+[.$K6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Button</text:p>
          </table:table-cell>
          <table:table-cell table:formula="of:=LEFT([.I6];32)" office:value-type="string" office:string-value="Stop Button" calcext:value-type="string">
            <text:p>Stop Button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7];32)" office:value-type="string" office:string-value="Boot button" calcext:value-type="string">
            <text:p>Boot butt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8]+[.N8]*256+[.O8]*65536" office:value-type="float" office:value="65792" calcext:value-type="float">
            <text:p>65792</text:p>
          </table:table-cell>
          <table:table-cell table:formula="of:=[.P8]+[.Q8]*256+[.R8]*65536" office:value-type="float" office:value="65536" calcext:value-type="float">
            <text:p>65536</text:p>
          </table:table-cell>
          <table:table-cell table:number-columns-repeated="2"/>
          <table:table-cell office:value-type="string" calcext:value-type="string">
            <text:p>UART0</text:p>
          </table:table-cell>
          <table:table-cell table:formula="of:=LEFT([.I8];32)" office:value-type="string" office:string-value="UART0" calcext:value-type="string">
            <text:p>UART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M9]+[.N9]*256+[.O9]*65536" office:value-type="float" office:value="67840" calcext:value-type="float">
            <text:p>67840</text:p>
          </table:table-cell>
          <table:table-cell table:formula="of:=[.P9]+[.Q9]*256+[.R9]*65536" office:value-type="float" office:value="67584" calcext:value-type="float">
            <text:p>67584</text:p>
          </table:table-cell>
          <table:table-cell table:number-columns-repeated="2"/>
          <table:table-cell office:value-type="string" calcext:value-type="string">
            <text:p>UART1</text:p>
          </table:table-cell>
          <table:table-cell table:formula="of:=LEFT([.I9];32)" office:value-type="string" office:string-value="UART1" calcext:value-type="string">
            <text:p>UART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3:41:17.651432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2-10T14:20:52.950311434</dc:date>
    <meta:editing-duration>PT2H17M1S</meta:editing-duration>
    <meta:editing-cycles>14</meta:editing-cycles>
    <meta:generator>LibreOffice/5.0.2.2$Linux_X86_64 LibreOffice_project/00m0$Build-2</meta:generator>
    <meta:document-statistic meta:table-count="2" meta:cell-count="144" meta:object-count="0"/>
  </office:meta>
</office:document-meta>
</file>